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fo:color="#642d08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9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1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1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21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1.00pt" style:text-position="sub" fo:font-weight="bold" fo:font-family="Consolas" style:font-family-asian="Consolas" style:font-family-complex="Consolas" fo:background-color="transparent" style:use-window-font-color="true"/>
    </style:style>
    <style:style style:name="T12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24" style:family="text">
      <style:text-properties fo:font-size="11.00pt" style:text-position="sub" fo:font-weight="bold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26" style:family="text">
      <style:text-properties fo:font-size="11.00pt" style:text-position="sub" fo:font-weight="bold" fo:font-family="Consolas" style:font-family-asian="Consolas" style:font-family-complex="Consolas" fo:background-color="transparent" style:use-window-font-color="true"/>
    </style:style>
    <style:style style:name="T12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2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2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3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3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3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41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2" style:family="text">
      <style:text-properties fo:font-size="11.00pt" style:text-position="sub" fo:font-weight="bold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4" style:family="text">
      <style:text-properties fo:font-size="11.00pt" style:text-position="sub" fo:font-weight="bold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6" style:family="text">
      <style:text-properties fo:font-size="11.00pt" style:text-position="sub" fo:font-weight="bold" fo:font-family="Consolas" style:font-family-asian="Consolas" style:font-family-complex="Consolas" fo:background-color="transparent" style:use-window-font-color="true"/>
    </style:style>
    <style:style style:name="T14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4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5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55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7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4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17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6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17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8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17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0" style:family="text">
      <style:text-properties fo:font-size="11.00pt" fo:font-weight="normal" fo:font-family="Consolas" style:font-family-asian="Consolas" style:font-family-complex="Consolas" fo:background-color="#808080" style:use-window-font-color="true"/>
    </style:style>
    <style:style style:name="T18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2" style:family="text">
      <style:text-properties fo:font-size="11.00pt" fo:font-weight="normal" fo:font-family="Consolas" style:font-family-asian="Consolas" style:font-family-complex="Consolas" fo:background-color="#ff0000" style:use-window-font-color="true"/>
    </style:style>
    <style:style style:name="T18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4" style:family="text">
      <style:text-properties fo:font-size="11.00pt" fo:font-weight="normal" fo:font-family="Consolas" style:font-family-asian="Consolas" style:font-family-complex="Consolas" fo:background-color="#008080" style:use-window-font-color="true"/>
    </style:style>
    <style:style style:name="T18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6" style:family="text">
      <style:text-properties fo:font-size="11.00pt" fo:font-weight="normal" fo:font-family="Consolas" style:font-family-asian="Consolas" style:font-family-complex="Consolas" fo:background-color="#008080" style:use-window-font-color="true"/>
    </style:style>
    <style:style style:name="T18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88" style:family="text">
      <style:text-properties fo:font-size="11.00pt" fo:font-weight="normal" fo:font-family="Consolas" style:font-family-asian="Consolas" style:font-family-complex="Consolas" fo:background-color="#ff0000" style:use-window-font-color="true"/>
    </style:style>
    <style:style style:name="T18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0" style:family="text">
      <style:text-properties fo:font-size="11.00pt" fo:font-weight="normal" fo:font-family="Consolas" style:font-family-asian="Consolas" style:font-family-complex="Consolas" fo:background-color="#808080" style:use-window-font-color="true"/>
    </style:style>
    <style:style style:name="T19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2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19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4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19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6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19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8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bold" fo:font-family="Consolas" style:font-family-asian="Consolas" style:font-family-complex="Consolas" fo:background-color="#00ffff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bold" fo:font-family="Consolas" style:font-family-asian="Consolas" style:font-family-complex="Consolas" fo:background-color="#00ffff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bold" fo:font-family="Consolas" style:font-family-asian="Consolas" style:font-family-complex="Consolas" fo:background-color="#00ffff" style:use-window-font-color="true"/>
    </style:style>
    <style:style style:name="T2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Consolas" style:font-family-asian="Consolas" style:font-family-complex="Consolas" fo:background-color="#00ffff" style:use-window-font-color="true"/>
    </style:style>
    <style:style style:name="T2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bold" fo:font-family="Calibri" style:font-family-asian="Calibri" style:font-family-complex="Calibri" fo:background-color="#ff00ff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bold" fo:font-family="Calibri" style:font-family-asian="Calibri" style:font-family-complex="Calibri" fo:background-color="#ff00ff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bold" fo:font-family="Calibri" style:font-family-asian="Calibri" style:font-family-complex="Calibri" fo:background-color="#ff00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bold" fo:font-family="Consolas" style:font-family-asian="Consolas" style:font-family-complex="Consolas" fo:background-color="#00ff00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bold" fo:font-family="Consolas" style:font-family-asian="Consolas" style:font-family-complex="Consolas" fo:background-color="#00ff00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bold" fo:font-family="Consolas" style:font-family-asian="Consolas" style:font-family-complex="Consolas" fo:background-color="#808080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bold" fo:font-family="Consolas" style:font-family-asian="Consolas" style:font-family-complex="Consolas" fo:background-color="#808080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bold" fo:font-family="Consolas" style:font-family-asian="Consolas" style:font-family-complex="Consolas" fo:background-color="#ff0000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bold" fo:font-family="Consolas" style:font-family-asian="Consolas" style:font-family-complex="Consolas" fo:background-color="#ff0000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bold" fo:font-family="Consolas" style:font-family-asian="Consolas" style:font-family-complex="Consolas" fo:background-color="#008080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bold" fo:font-family="Consolas" style:font-family-asian="Consolas" style:font-family-complex="Consolas" fo:background-color="#008080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onsolas" style:font-family-asian="Consolas" style:font-family-complex="Consolas" fo:background-color="#ff0000" style:use-window-font-color="true"/>
    </style:style>
    <style:style style:name="T27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80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28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82" style:family="text">
      <style:text-properties fo:font-size="11.00pt" fo:font-weight="normal" fo:font-family="Consolas" style:font-family-asian="Consolas" style:font-family-complex="Consolas" fo:background-color="#808080" style:use-window-font-color="true"/>
    </style:style>
    <style:style style:name="T28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84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28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86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28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88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28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0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29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2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29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4" style:family="text">
      <style:text-properties fo:font-size="11.00pt" fo:font-weight="normal" fo:font-family="Consolas" style:font-family-asian="Consolas" style:font-family-complex="Consolas" fo:background-color="#ff0000" style:use-window-font-color="true"/>
    </style:style>
    <style:style style:name="T29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bold" fo:font-family="Consolas" style:font-family-asian="Consolas" style:font-family-complex="Consolas" fo:background-color="#ff0000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bold" fo:font-family="Consolas" style:font-family-asian="Consolas" style:font-family-complex="Consolas" fo:background-color="#ff0000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bold" fo:font-family="Consolas" style:font-family-asian="Consolas" style:font-family-complex="Consolas" fo:background-color="#ffff00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bold" fo:font-family="Consolas" style:font-family-asian="Consolas" style:font-family-complex="Consolas" fo:background-color="#808080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bold" fo:font-family="Consolas" style:font-family-asian="Consolas" style:font-family-complex="Consolas" fo:background-color="#808000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bold" fo:font-family="Consolas" style:font-family-asian="Consolas" style:font-family-complex="Consolas" fo:background-color="#808000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bold" fo:font-family="Consolas" style:font-family-asian="Consolas" style:font-family-complex="Consolas" fo:background-color="#808000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bold" fo:font-family="Consolas" style:font-family-asian="Consolas" style:font-family-complex="Consolas" fo:background-color="#808000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bold" fo:font-family="Consolas" style:font-family-asian="Consolas" style:font-family-complex="Consolas" fo:background-color="#808080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bold" fo:font-family="Consolas" style:font-family-asian="Consolas" style:font-family-complex="Consolas" fo:background-color="#808000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bold" fo:font-family="Consolas" style:font-family-asian="Consolas" style:font-family-complex="Consolas" fo:background-color="#ff00ff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bold" fo:font-family="Consolas" style:font-family-asian="Consolas" style:font-family-complex="Consolas" fo:background-color="#ff00ff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bold" fo:font-family="Consolas" style:font-family-asian="Consolas" style:font-family-complex="Consolas" fo:background-color="#ff00ff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bold" fo:font-family="Consolas" style:font-family-asian="Consolas" style:font-family-complex="Consolas" fo:background-color="#00ff00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bold" fo:font-family="Consolas" style:font-family-asian="Consolas" style:font-family-complex="Consolas" fo:background-color="#ff00ff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bold" fo:font-family="Consolas" style:font-family-asian="Consolas" style:font-family-complex="Consolas" fo:background-color="#00ff00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bold" fo:font-family="Consolas" style:font-family-asian="Consolas" style:font-family-complex="Consolas" fo:background-color="#00ffff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bold" fo:font-family="Consolas" style:font-family-asian="Consolas" style:font-family-complex="Consolas" fo:background-color="#ff00ff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36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69" style:family="text">
      <style:text-properties fo:font-size="11.00pt" fo:font-weight="normal" fo:font-family="Consolas" style:font-family-asian="Consolas" style:font-family-complex="Consolas" fo:background-color="#0000ff" style:use-window-font-color="true"/>
    </style:style>
    <style:style style:name="T37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71" style:family="text">
      <style:text-properties fo:font-size="11.00pt" fo:font-weight="normal" fo:font-family="Consolas" style:font-family-asian="Consolas" style:font-family-complex="Consolas" fo:background-color="#808080" style:use-window-font-color="true"/>
    </style:style>
    <style:style style:name="T37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73" style:family="text">
      <style:text-properties fo:font-size="11.00pt" fo:font-weight="normal" fo:font-family="Consolas" style:font-family-asian="Consolas" style:font-family-complex="Consolas" fo:background-color="#0000ff" style:use-window-font-color="true"/>
    </style:style>
    <style:style style:name="T37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75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bold" fo:font-family="Consolas" style:font-family-asian="Consolas" style:font-family-complex="Consolas" fo:background-color="#00ff00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bold" fo:font-family="Consolas" style:font-family-asian="Consolas" style:font-family-complex="Consolas" fo:background-color="#00ff00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bold" fo:font-family="Consolas" style:font-family-asian="Consolas" style:font-family-complex="Consolas" fo:background-color="#0000ff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bold" fo:font-family="Consolas" style:font-family-asian="Consolas" style:font-family-complex="Consolas" fo:background-color="#0000ff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398" style:family="text">
      <style:text-properties fo:font-size="11.00pt" fo:font-weight="bold" fo:font-family="Consolas" style:font-family-asian="Consolas" style:font-family-complex="Consolas" fo:background-color="#808080" style:use-window-font-color="true"/>
    </style:style>
    <style:style style:name="T3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top="10.00pt" fo:margin-bottom="2.00pt"/>
    </style:style>
    <style:style style:name="P2" style:family="paragraph">
      <style:paragraph-properties fo:line-height="115.00%" fo:text-align="justify" fo:margin-top="4.00pt" fo:margin-bottom="6.00pt"/>
    </style:style>
    <style:style style:name="P3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4" style:family="paragraph">
      <style:paragraph-properties fo:line-height="100.00%" fo:text-align="center" fo:margin-top="4.00pt" fo:margin-bottom="6.00pt"/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6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7" style:family="paragraph">
      <style:paragraph-properties fo:line-height="100.00%" fo:text-align="center" fo:margin-top="4.00pt" fo:margin-bottom="6.00pt"/>
    </style:style>
    <style:style style:name="P8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9" style:family="paragraph">
      <style:paragraph-properties fo:line-height="100.00%" fo:text-align="center" fo:margin-top="4.00pt" fo:margin-bottom="6.00pt"/>
    </style:style>
    <style:style style:name="P10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11" style:family="paragraph">
      <style:paragraph-properties fo:line-height="100.00%" fo:text-align="center" fo:margin-top="4.00pt" fo:margin-bottom="6.00pt"/>
    </style:style>
    <style:style style:name="P12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13" style:family="paragraph">
      <style:paragraph-properties fo:line-height="100.00%" fo:text-align="center" fo:margin-top="4.00pt" fo:margin-bottom="6.00pt"/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 fo:margin-top="4.00pt" fo:margin-bottom="6.00pt"/>
    </style:style>
    <style:style style:name="P16" style:family="paragraph">
      <style:paragraph-properties fo:line-height="100.00%" fo:text-align="center" fo:margin-left="5.40pt" fo:text-indent="-5.40pt">
        <style:tab-stops>
          <style:tab-stop style:position="114.85pt" style:type="center"/>
          <style:tab-stop style:position="26311.80pt"/>
        </style:tab-stops>
      </style:paragraph-properties>
    </style:style>
    <style:style style:name="P17" style:family="paragraph">
      <style:paragraph-properties fo:line-height="115.00%" fo:text-align="justify" fo:margin-top="4.00pt" fo:margin-bottom="6.00pt"/>
    </style:style>
    <style:style style:name="P18" style:family="paragraph">
      <style:paragraph-properties fo:line-height="115.00%" fo:text-align="left" fo:margin-top="6.00pt" fo:margin-bottom="2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15.00%" fo:text-align="left" fo:margin-top="6.00pt" fo:margin-bottom="2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 fo:margin-top="4.00pt" fo:margin-bottom="6.00pt"/>
    </style:style>
    <style:style style:name="P22" style:family="paragraph">
      <style:paragraph-properties fo:line-height="115.00%" fo:text-align="left" fo:margin-left="36.00pt" fo:text-indent="0.00pt" fo:margin-top="4.00pt" fo:margin-bottom="6.00pt"/>
    </style:style>
    <style:style style:name="P23" style:family="paragraph">
      <style:paragraph-properties fo:line-height="115.00%" fo:text-align="left" fo:margin-top="4.00pt" fo:margin-bottom="6.00pt"/>
    </style:style>
    <style:style style:name="P24" style:family="paragraph">
      <style:paragraph-properties fo:line-height="115.00%" fo:text-align="left" fo:margin-left="36.00pt" fo:text-indent="0.00pt" fo:margin-top="4.00pt" fo:margin-bottom="6.00pt"/>
    </style:style>
    <style:style style:name="P25" style:family="paragraph">
      <style:paragraph-properties fo:line-height="115.00%" fo:text-align="justify" fo:margin-left="36.00pt" fo:text-indent="0.00pt" fo:margin-bottom="10.00pt"/>
    </style:style>
    <style:style style:name="P26" style:family="paragraph">
      <style:paragraph-properties fo:line-height="115.00%" fo:text-align="justify" fo:margin-bottom="10.00pt"/>
    </style:style>
    <style:style style:name="P27" style:family="paragraph">
      <style:paragraph-properties fo:line-height="115.00%" fo:text-align="justify" fo:margin-left="36.00pt" fo:text-indent="0.00pt" fo:margin-bottom="10.00pt"/>
    </style:style>
    <style:style style:name="P28" style:family="paragraph">
      <style:paragraph-properties fo:line-height="115.00%" fo:text-align="justify" fo:margin-bottom="10.00pt"/>
    </style:style>
    <style:style style:name="P29" style:family="paragraph">
      <style:paragraph-properties fo:line-height="115.00%" fo:text-align="justify" fo:margin-left="36.00pt" fo:text-indent="0.00pt" fo:margin-bottom="10.00pt"/>
    </style:style>
    <style:style style:name="P30" style:family="paragraph">
      <style:paragraph-properties fo:line-height="115.00%" fo:text-align="left" fo:margin-top="6.00pt" fo:margin-bottom="2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15.00%" fo:text-align="left" fo:margin-top="6.00pt" fo:margin-bottom="2.00pt"/>
    </style:style>
    <style:style style:name="P33" style:family="paragraph">
      <style:paragraph-properties fo:line-height="100.00%" fo:text-align="left" fo:margin-left="10.65pt" fo:text-indent="-4.20pt">
        <style:tab-stops>
          <style:tab-stop style:position="173.65pt"/>
          <style:tab-stop style:position="26306.55pt"/>
          <style:tab-stop style:position="54109.40pt" style:type="center"/>
        </style:tab-stops>
      </style:paragraph-properties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left" fo:margin-left="10.65pt" fo:text-indent="-4.20pt">
        <style:tab-stops>
          <style:tab-stop style:position="173.65pt"/>
          <style:tab-stop style:position="26306.55pt"/>
          <style:tab-stop style:position="54109.40pt" style:type="center"/>
        </style:tab-stops>
      </style:paragraph-properties>
    </style:style>
    <style:style style:name="P36" style:family="paragraph">
      <style:paragraph-properties fo:line-height="100.00%" fo:text-align="left" fo:margin-left="10.65pt" fo:text-indent="-4.20pt">
        <style:tab-stops>
          <style:tab-stop style:position="173.65pt"/>
          <style:tab-stop style:position="26306.55pt"/>
          <style:tab-stop style:position="421111.00pt" style:type="right"/>
        </style:tab-stops>
      </style:paragraph-properties>
    </style:style>
    <style:style style:name="P37" style:family="paragraph">
      <style:paragraph-properties fo:line-height="100.00%" fo:text-align="left" fo:margin-top="4.00pt">
        <style:tab-stops>
          <style:tab-stop style:position="298.20pt"/>
        </style:tab-stops>
      </style:paragraph-properties>
    </style:style>
    <style:style style:name="P38" style:family="paragraph">
      <style:paragraph-properties fo:line-height="100.00%" fo:text-align="left" fo:margin-top="4.00pt"/>
    </style:style>
    <style:style style:name="P39" style:family="paragraph">
      <style:paragraph-properties fo:line-height="115.00%" fo:text-align="left" fo:margin-top="4.00pt" fo:margin-bottom="6.00pt"/>
    </style:style>
    <style:style style:name="P40" style:family="paragraph">
      <style:paragraph-properties fo:line-height="100.00%" fo:text-align="left" fo:margin-left="10.65pt" fo:text-indent="-4.20pt">
        <style:tab-stops>
          <style:tab-stop style:position="173.65pt"/>
          <style:tab-stop style:position="26306.55pt"/>
          <style:tab-stop style:position="421111.00pt" style:type="right"/>
        </style:tab-stops>
      </style:paragraph-properties>
    </style:style>
    <style:style style:name="P41" style:family="paragraph">
      <style:paragraph-properties fo:line-height="100.00%" fo:text-align="left" fo:margin-top="4.00pt"/>
    </style:style>
    <style:style style:name="P42" style:family="paragraph">
      <style:paragraph-properties fo:line-height="115.00%" fo:text-align="left" fo:margin-top="4.00pt" fo:margin-bottom="6.00pt"/>
    </style:style>
    <style:style style:name="P43" style:family="paragraph">
      <style:paragraph-properties fo:line-height="100.00%" fo:text-align="left" fo:margin-left="10.65pt" fo:text-indent="-4.20pt">
        <style:tab-stops>
          <style:tab-stop style:position="173.65pt"/>
          <style:tab-stop style:position="26306.55pt"/>
          <style:tab-stop style:position="421111.00pt" style:type="right"/>
        </style:tab-stops>
      </style:paragraph-properties>
    </style:style>
    <style:style style:name="P44" style:family="paragraph">
      <style:paragraph-properties fo:line-height="100.00%" fo:text-align="left" fo:margin-top="4.00pt"/>
    </style:style>
    <style:style style:name="P45" style:family="paragraph">
      <style:paragraph-properties fo:line-height="115.00%" fo:text-align="left" fo:margin-top="4.00pt" fo:margin-bottom="6.00pt"/>
    </style:style>
    <style:style style:name="P46" style:family="paragraph">
      <style:paragraph-properties fo:line-height="100.00%" fo:text-align="left" fo:margin-left="10.65pt" fo:text-indent="-4.20pt">
        <style:tab-stops>
          <style:tab-stop style:position="173.65pt"/>
          <style:tab-stop style:position="26306.55pt"/>
          <style:tab-stop style:position="421111.00pt" style:type="right"/>
        </style:tab-stops>
      </style:paragraph-properties>
    </style:style>
    <style:style style:name="P47" style:family="paragraph">
      <style:paragraph-properties fo:line-height="115.00%" fo:text-align="left" fo:margin-top="4.00pt" fo:margin-bottom="6.00pt"/>
    </style:style>
    <style:style style:name="P48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670139in"/>
    </style:style>
    <style:style style:name="TableColumn0101" style:family="table-column">
      <style:table-column-properties style:column-width="1.575000in"/>
    </style:style>
    <style:style style:name="Table01" style:family="table">
      <style:table-properties style:width="3.245139in" fo:margin-left="0.000000in" style:writing-mode="lr" table:align="center" style:may-break-between-rows="true"/>
    </style:style>
    <style:style style:name="TableRow0100" style:family="table-row">
      <style:table-row-properties style:min-row-height="0.418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d9d9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d9d9d9"/>
    </style:style>
    <style:style style:name="TableRow0101" style:family="table-row">
      <style:table-row-properties style:min-row-height="0.40833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2" style:family="table-row">
      <style:table-row-properties style:min-row-height="0.408333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3" style:family="table-row">
      <style:table-row-properties style:min-row-height="0.408333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4" style:family="table-row">
      <style:table-row-properties style:min-row-height="0.408333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5" style:family="table-row">
      <style:table-row-properties style:min-row-height="0.408333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olumn0200" style:family="table-column">
      <style:table-column-properties style:column-width="2.559722in"/>
    </style:style>
    <style:style style:name="TableColumn0201" style:family="table-column">
      <style:table-column-properties style:column-width="1.673611in"/>
    </style:style>
    <style:style style:name="TableColumn0202" style:family="table-column">
      <style:table-column-properties style:column-width="3.225694in"/>
    </style:style>
    <style:style style:name="Table02" style:family="table">
      <style:table-properties style:width="7.459028in" fo:margin-left="0.000000in" style:writing-mode="lr" table:align="left" style:may-break-between-rows="true"/>
    </style:style>
    <style:style style:name="TableRow0200" style:family="table-row">
      <style:table-row-properties style:min-row-height="0.015278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Row0201" style:family="table-row">
      <style:table-row-properties style:min-row-height="0.434722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Row0202" style:family="table-row">
      <style:table-row-properties style:min-row-height="0.434722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Row0203" style:family="table-row">
      <style:table-row-properties style:min-row-height="0.434722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</office:automatic-styles>
  <office:body>
    <office:text>
      <text:p text:style-name="P1"><text:span text:style-name="T1">01. Barista Contest</text:span></text:p>
      <text:p text:style-name="P2"><text:span text:style-name="T2">Nina is a barista and she just signed up for a barista contest, where she has to make as much coffee drinks as p</text:span><text:span text:style-name="T3">ossible</text:span><text:span text:style-name="T4">. She wants to win the contest, that's why she's practicing everyday, so that she can improve her coffee making skills.</text:span><text:span text:style-name="T5"><text:s/></text:span></text:p>
      <text:p text:style-name="P2"><text:span text:style-name="T5">She asked you to help her and create a program that will help her<text:s/></text:span><text:span text:style-name="T6">count the types of drinks she manages to make</text:span><text:span text:style-name="T7">.</text:span></text:p>
      <text:p text:style-name="P2"><text:span text:style-name="T7">Nina makes the drinks with<text:s/></text:span><text:span text:style-name="T8">coffee</text:span><text:span text:style-name="T9"><text:s/>and<text:s/></text:span><text:span text:style-name="T10">milk</text:span><text:span text:style-name="T11"><text:s/>and<text:s/></text:span><text:span text:style-name="T12">each of them<text:s/></text:span><text:span text:style-name="T13">come in<text:s/></text:span><text:span text:style-name="T14">different</text:span><text:span text:style-name="T15"><text:s/></text:span><text:span text:style-name="T16">quantities</text:span><text:span text:style-name="T17">.</text:span></text:p>
      <text:p text:style-name="P2"><text:span text:style-name="T17">First, you will be given<text:s/></text:span><text:span text:style-name="T18">a sequence of numbers, representing the quantities of the coffee</text:span><text:span text:style-name="T19">. Afterward, you will be given another<text:s/></text:span><text:span text:style-name="T20">sequence, representing the quantities of the milk.</text:span><text:span text:style-name="T21"/></text:p>
      <text:p text:style-name="P2"><text:span text:style-name="T21">You have to<text:s/></text:span><text:span text:style-name="T22">start</text:span><text:span text:style-name="T23"><text:s/>from the<text:s/></text:span><text:span text:style-name="T24">first</text:span><text:span text:style-name="T25"><text:s/></text:span><text:span text:style-name="T26">coffee quantity</text:span><text:span text:style-name="T27"><text:s/>and compare it to the<text:s/></text:span><text:span text:style-name="T28">quantity of the last milk</text:span><text:span text:style-name="T29">.</text:span></text:p>
      <text:p text:style-name="P2"><text:span text:style-name="T29">If the<text:s/></text:span><text:span text:style-name="T30">sum of their<text:s/></text:span><text:span text:style-name="T31">values is equal to any of the coffee<text:s/></text:span><text:span text:style-name="T32">drinks from the table below</text:span><text:span text:style-name="T33">, it means that Nina is<text:s/></text:span><text:span text:style-name="T34">able to make</text:span><text:span text:style-name="T35"><text:s/>the corresponding drink. In this case, you should<text:s/></text:span><text:span text:style-name="T36">remove both quantities from the sequences</text:span><text:span text:style-name="T37"><text:s/>and<text:s/></text:span><text:span text:style-name="T38">continue</text:span><text:span text:style-name="T39"><text:s/>with the<text:s/></text:span><text:span text:style-name="T40">next ones</text:span><text:span text:style-name="T41">.</text:span></text:p>
      <text:p text:style-name="P2"><text:span text:style-name="T41">If their<text:s/></text:span><text:span text:style-name="T42">sum is not equal</text:span><text:span text:style-name="T43"><text:s/>to any of the drinks from the table,<text:s/></text:span><text:span text:style-name="T44">remove the current coffee quantity</text:span><text:span text:style-name="T45">. After that you should take the<text:s/></text:span><text:span text:style-name="T46">milk quantity</text:span><text:span text:style-name="T47">,<text:s/></text:span><text:span text:style-name="T48">decrease it by 5</text:span><text:span text:style-name="T49"><text:s/>and insert it</text:span><text:span text:style-name="T50"><text:s/>back to the sequence</text:span><text:span text:style-name="T51">.</text:span><text:span text:style-name="T52"><text:s/>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53">Coffee drink</text:span><text:span text:style-name="T54"/></text:p>
          </table:table-cell>
          <table:table-cell table:style-name="TableCell010001">
            <text:p text:style-name="P4"><text:span text:style-name="T55">Quantities needed</text:span><text:span text:style-name="T56"/></text:p>
          </table:table-cell>
        </table:table-row>
        <table:table-row table:style-name="TableRow0101">
          <table:table-cell table:style-name="TableCell010100">
            <text:p text:style-name="P7"><text:span text:style-name="T56">Cortado</text:span></text:p>
          </table:table-cell>
          <table:table-cell table:style-name="TableCell010101">
            <text:p text:style-name="P7"><text:span text:style-name="T56">50</text:span></text:p>
          </table:table-cell>
        </table:table-row>
        <table:table-row table:style-name="TableRow0102">
          <table:table-cell table:style-name="TableCell010200">
            <text:p text:style-name="P9"><text:span text:style-name="T56">Espresso</text:span></text:p>
          </table:table-cell>
          <table:table-cell table:style-name="TableCell010201">
            <text:p text:style-name="P9"><text:span text:style-name="T56">75</text:span></text:p>
          </table:table-cell>
        </table:table-row>
        <table:table-row table:style-name="TableRow0103">
          <table:table-cell table:style-name="TableCell010300">
            <text:p text:style-name="P11"><text:span text:style-name="T56">Capuccino</text:span></text:p>
          </table:table-cell>
          <table:table-cell table:style-name="TableCell010301">
            <text:p text:style-name="P11"><text:span text:style-name="T56">100</text:span></text:p>
          </table:table-cell>
        </table:table-row>
        <table:table-row table:style-name="TableRow0104">
          <table:table-cell table:style-name="TableCell010400">
            <text:p text:style-name="P13"><text:span text:style-name="T56">Americano</text:span></text:p>
          </table:table-cell>
          <table:table-cell table:style-name="TableCell010401">
            <text:p text:style-name="P13"><text:span text:style-name="T56">150</text:span></text:p>
          </table:table-cell>
        </table:table-row>
        <table:table-row table:style-name="TableRow0105">
          <table:table-cell table:style-name="TableCell010500">
            <text:p text:style-name="P15"><text:span text:style-name="T56">Latte</text:span></text:p>
          </table:table-cell>
          <table:table-cell table:style-name="TableCell010501">
            <text:p text:style-name="P15"><text:span text:style-name="T56">200</text:span></text:p>
          </table:table-cell>
        </table:table-row>
      </table:table>
      <text:p text:style-name="P17"><text:span text:style-name="T56">Try<text:s/></text:span><text:span text:style-name="T57">creating</text:span><text:span text:style-name="T58"><text:s/></text:span><text:span text:style-name="T59">as much drinks as possible</text:span><text:span text:style-name="T60"><text:s/>while<text:s/></text:span><text:span text:style-name="T61">keeping track</text:span><text:span text:style-name="T62"><text:s/></text:span><text:span text:style-name="T63">of the count</text:span><text:span text:style-name="T64"><text:s/>of different types of coffee<text:s/></text:span><text:span text:style-name="T65">beverages</text:span><text:span text:style-name="T66"><text:s/>that were made. You<text:s/></text:span><text:span text:style-name="T67">stop comparing</text:span><text:span text:style-name="T68"><text:s/>the sum of the coffee and milk in case you are<text:s/></text:span><text:span text:style-name="T69">out both of milk and coffee</text:span><text:span text:style-name="T70">, or in case<text:s/></text:span><text:span text:style-name="T71">any one of them is out</text:span><text:span text:style-name="T72">.</text:span></text:p>
      <text:p text:style-name="P17"><text:span text:style-name="T72">Finally,<text:s/></text:span><text:span text:style-name="T73">print</text:span><text:span text:style-name="T74"><text:s/>the different coffee<text:s/></text:span><text:span text:style-name="T75">drinks</text:span><text:span text:style-name="T76"><text:s/>that Nina managed to make and<text:s/></text:span><text:span text:style-name="T77">their count</text:span><text:span text:style-name="T78">. </text:span></text:p>
      <text:p text:style-name="P18"><text:span text:style-name="T79">Input</text:span></text:p>
      <text:list text:style-name="L19">
        <text:list-item>
          <text:p text:style-name="P19"><text:span text:style-name="T80">On the<text:s/></text:span><text:span text:style-name="T81">first line</text:span><text:span text:style-name="T82">, you will receive the<text:s/></text:span><text:span text:style-name="T83">coffee</text:span><text:span text:style-name="T84"><text:s/>quantities,<text:s/></text:span><text:span text:style-name="T85">separated</text:span><text:span text:style-name="T86"><text:s/>by<text:s/></text:span><text:span text:style-name="T87">a comma and a</text:span><text:span text:style-name="T88"><text:s/></text:span><text:span text:style-name="T89">single space ('</text:span><text:span text:style-name="T90">,</text:span><text:span text:style-name="T91"><text:s/></text:span><text:span text:style-name="T92">')</text:span><text:span text:style-name="T93">. </text:span></text:p>
        </text:list-item>
        <text:list-item>
          <text:p text:style-name="P19"><text:span text:style-name="T93">On the<text:s/></text:span><text:span text:style-name="T94">second line</text:span><text:span text:style-name="T95">, you will receive the<text:s/></text:span><text:span text:style-name="T96">milk</text:span><text:span text:style-name="T97"><text:s/>quantities,<text:s/></text:span><text:span text:style-name="T98">separated</text:span><text:span text:style-name="T99"><text:s/>by<text:s/></text:span><text:span text:style-name="T100">a comma and a</text:span><text:span text:style-name="T101"><text:s/></text:span><text:span text:style-name="T102">single space ('</text:span><text:span text:style-name="T103">,<text:s/></text:span><text:span text:style-name="T104">')</text:span><text:span text:style-name="T105">.</text:span></text:p>
        </text:list-item>
      </text:list>
      <text:p text:style-name="P20"><text:span text:style-name="T106">Output</text:span></text:p>
      <text:list text:style-name="L21">
        <text:list-item>
          <text:p text:style-name="P21"><text:span text:style-name="T107">On the first line<text:s/></text:span><text:span text:style-name="T108">–</text:span><text:span text:style-name="T109"><text:s/>print whether Nina managed to use all of the coffee and milk:</text:span></text:p>
        </text:list-item>
        <text:list-item>
          <text:p text:style-name="P22"><text:span text:style-name="T109">If she managed to use all of the coffee and all of the milk: "</text:span><text:span text:style-name="T110">Nina is going to win! She used all the coffee and milk!</text:span><text:span text:style-name="T111">"</text:span></text:p>
        </text:list-item>
        <text:list-item>
          <text:p text:style-name="P22"><text:span text:style-name="T111">If she didn't manage to use all of the coffee and milk: "</text:span><text:span text:style-name="T112">Nina needs to exercise more! She didn't use all the coffee and milk!</text:span><text:span text:style-name="T113">"</text:span></text:p>
        </text:list-item>
        <text:list-item>
          <text:p text:style-name="P23"><text:span text:style-name="T113">On the second line<text:s/></text:span><text:span text:style-name="T114">–</text:span><text:span text:style-name="T115"><text:s/>print all of the coffee that you have left:</text:span></text:p>
        </text:list-item>
        <text:list-item>
          <text:p text:style-name="P24"><text:span text:style-name="T115">If there is no coffee left:<text:s/></text:span><text:span text:style-name="T116">"</text:span><text:span text:style-name="T117">Coffee left: none</text:span><text:span text:style-name="T118">"</text:span><text:span text:style-name="T119"/></text:p>
        </text:list-item>
        <text:list-item>
          <text:p text:style-name="P25"><text:span text:style-name="T119">If there is coffee left:<text:s/></text:span><text:span text:style-name="T120">"</text:span><text:span text:style-name="T121">Coffee left: {coffee</text:span><text:span text:style-name="T122">1</text:span><text:span text:style-name="T123">}, {coffee</text:span><text:span text:style-name="T124">2</text:span><text:span text:style-name="T125">}, {coffee</text:span><text:span text:style-name="T126">3</text:span><text:span text:style-name="T127">},</text:span><text:span text:style-name="T128"><text:s/></text:span><text:span text:style-name="T129">(…)</text:span><text:span text:style-name="T130">"</text:span><text:span text:style-name="T131"/></text:p>
        </text:list-item>
        <text:list-item>
          <text:p text:style-name="P26"><text:span text:style-name="T131">On the<text:s/></text:span><text:span text:style-name="T132">third</text:span><text:span text:style-name="T133"><text:s/>line<text:s/></text:span><text:span text:style-name="T134">–</text:span><text:span text:style-name="T135"><text:s/>print all of the milk that you have left:</text:span></text:p>
        </text:list-item>
        <text:list-item>
          <text:p text:style-name="P27"><text:span text:style-name="T135">If there is no milk left:<text:s/></text:span><text:span text:style-name="T136">"</text:span><text:span text:style-name="T137">Milk left: none</text:span><text:span text:style-name="T138">"</text:span><text:span text:style-name="T139"/></text:p>
        </text:list-item>
        <text:list-item>
          <text:p text:style-name="P27"><text:span text:style-name="T139">If is milk left:<text:s/></text:span><text:span text:style-name="T140">"</text:span><text:span text:style-name="T141">Milk left: {milk</text:span><text:span text:style-name="T142">1</text:span><text:span text:style-name="T143">}, {milk</text:span><text:span text:style-name="T144">2</text:span><text:span text:style-name="T145">}, {milk</text:span><text:span text:style-name="T146">3</text:span><text:span text:style-name="T147">},</text:span><text:span text:style-name="T148"><text:s/></text:span><text:span text:style-name="T149">(…)</text:span><text:span text:style-name="T150">"</text:span><text:span text:style-name="T151"/></text:p>
        </text:list-item>
        <text:list-item>
          <text:p text:style-name="P28"><text:span text:style-name="T151">Then</text:span><text:span text:style-name="T152">,<text:s/></text:span><text:span text:style-name="T153">you need to print the different types of coffee drinks, that were made, and their count. They must be ordered ascending by number and then sorted descending alphabetically.</text:span></text:p>
        </text:list-item>
        <text:list-item>
          <text:p text:style-name="P29"><text:span text:style-name="T154">"Latte: {amount}"</text:span></text:p>
        </text:list-item>
        <text:list-item>
          <text:p text:style-name="P29"><text:span text:style-name="T154">"Espresso: {amount}"</text:span></text:p>
        </text:list-item>
        <text:list-item>
          <text:p text:style-name="P29"><text:span text:style-name="T154">"Cortado: {amount}"</text:span></text:p>
        </text:list-item>
        <text:list-item>
          <text:p text:style-name="P29"><text:span text:style-name="T154">"Capuccino: {amount}"</text:span></text:p>
        </text:list-item>
        <text:list-item>
          <text:p text:style-name="P29"><text:span text:style-name="T154">"Americano: {amount}"</text:span></text:p>
        </text:list-item>
      </text:list>
      <text:p text:style-name="P30"><text:span text:style-name="T155">Constraints</text:span></text:p>
      <text:list text:style-name="L31">
        <text:list-item>
          <text:p text:style-name="P31"><text:span text:style-name="T156">All of the given numbers will be valid integers in the range<text:s/></text:span><text:span text:style-name="T157">[0…200]</text:span><text:span text:style-name="T158">.</text:span></text:p>
        </text:list-item>
        <text:list-item>
          <text:p text:style-name="P31"><text:span text:style-name="T158">There will be<text:s/></text:span><text:span text:style-name="T159">no</text:span><text:span text:style-name="T160"><text:s/>case where the milk quantity reaches<text:s/></text:span><text:span text:style-name="T161">0</text:span><text:span text:style-name="T162">.</text:span></text:p>
        </text:list-item>
        <text:list-item>
          <text:p text:style-name="P31"><text:span text:style-name="T162">Do not use "</text:span><text:span text:style-name="T163">\r\n</text:span><text:span text:style-name="T164">" for a new line.</text:span></text:p>
        </text:list-item>
      </text:list>
      <text:p text:style-name="P32"><text:span text:style-name="T165">Examples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34"><text:span text:style-name="T166">Input</text:span><text:span text:style-name="T167"/></text:p>
          </table:table-cell>
          <table:table-cell table:style-name="TableCell020001">
            <text:p text:style-name="P34"><text:span text:style-name="T168">Output</text:span><text:span text:style-name="T169"/></text:p>
          </table:table-cell>
          <table:table-cell table:style-name="TableCell020002">
            <text:p text:style-name="P34"><text:span text:style-name="T170">Comment</text:span><text:span text:style-name="T171"/></text:p>
          </table:table-cell>
        </table:table-row>
        <table:table-row table:style-name="TableRow0201">
          <table:table-cell table:style-name="TableCell020100">
            <text:p text:style-name="P37"><text:span text:style-name="T172">20</text:span><text:span text:style-name="T173">,<text:s/></text:span><text:span text:style-name="T174">35</text:span><text:span text:style-name="T175">,<text:s/></text:span><text:span text:style-name="T176">100</text:span><text:span text:style-name="T177">,<text:s/></text:span><text:span text:style-name="T178">27</text:span><text:span text:style-name="T179">,<text:s/></text:span><text:span text:style-name="T180">56</text:span><text:span text:style-name="T181">,<text:s/></text:span><text:span text:style-name="T182">30</text:span><text:span text:style-name="T183">,<text:s/></text:span><text:span text:style-name="T184">30</text:span><text:span text:style-name="T185"/></text:p>
            <text:p text:style-name="P37"><text:span text:style-name="T186">45</text:span><text:span text:style-name="T187">,<text:s/></text:span><text:span text:style-name="T188">20</text:span><text:span text:style-name="T189">,<text:s/></text:span><text:span text:style-name="T190">144</text:span><text:span text:style-name="T191">,<text:s/></text:span><text:span text:style-name="T192">173</text:span><text:span text:style-name="T193">,<text:s/></text:span><text:span text:style-name="T194">100</text:span><text:span text:style-name="T195">,<text:s/></text:span><text:span text:style-name="T196">40</text:span><text:span text:style-name="T197">,<text:s/></text:span><text:span text:style-name="T198">30</text:span><text:span text:style-name="T199"/></text:p>
          </table:table-cell>
          <table:table-cell table:style-name="TableCell020101">
            <text:p text:style-name="P38"><text:span text:style-name="T200">Nina is going to win! She used all the coffee and milk!</text:span></text:p>
            <text:p text:style-name="P38"><text:span text:style-name="T200">Coffee left: none</text:span></text:p>
            <text:p text:style-name="P38"><text:span text:style-name="T200">Milk left: none</text:span></text:p>
            <text:p text:style-name="P38"><text:span text:style-name="T200">Espresso: 2</text:span></text:p>
            <text:p text:style-name="P38"><text:span text:style-name="T200">Cortado: 2</text:span></text:p>
            <text:p text:style-name="P38"><text:span text:style-name="T200">Latte: 3</text:span><text:span text:style-name="T201"/></text:p>
          </table:table-cell>
          <table:table-cell table:style-name="TableCell020102">
            <text:p text:style-name="P39"><text:span text:style-name="T201">We start by taking the first coffee quantity (</text:span><text:span text:style-name="T202">20</text:span><text:span text:style-name="T203">) and the last milk quantity (</text:span><text:span text:style-name="T204">30</text:span><text:span text:style-name="T205">). Their sum is<text:s/></text:span><text:span text:style-name="T206">20</text:span><text:span text:style-name="T207"><text:s/>+<text:s/></text:span><text:span text:style-name="T208">30</text:span><text:span text:style-name="T209"><text:s/>=</text:span><text:span text:style-name="T210"><text:s/>50</text:span><text:span text:style-name="T211">. After that, we check if there is a drink with a quantity of<text:s/></text:span><text:span text:style-name="T212">50</text:span><text:span text:style-name="T213">. There is such<text:s/></text:span><text:span text:style-name="T214">–</text:span><text:span text:style-name="T215"><text:s/>the<text:s/></text:span><text:span text:style-name="T216">Cortado</text:span><text:span text:style-name="T217">. We add the<text:s/></text:span><text:span text:style-name="T218">Cortado</text:span><text:span text:style-name="T219"><text:s/>to a collection, that holds the prepared drinks, and after that we remove both quantities from the input collections.</text:span></text:p>
            <text:p text:style-name="P39"><text:span text:style-name="T219">Nest we have<text:s/></text:span><text:span text:style-name="T220">35</text:span><text:span text:style-name="T221"><text:s/>and<text:s/></text:span><text:span text:style-name="T222">40</text:span><text:span text:style-name="T223">. Their sum is<text:s/></text:span><text:span text:style-name="T224">35</text:span><text:span text:style-name="T225"><text:s/>+<text:s/></text:span><text:span text:style-name="T226">40</text:span><text:span text:style-name="T227"><text:s/>=<text:s/></text:span><text:span text:style-name="T228">75</text:span><text:span text:style-name="T229">. The<text:s/></text:span><text:span text:style-name="T230">Espresso</text:span><text:span text:style-name="T231"><text:s/>needs a total quantity of<text:s/></text:span><text:span text:style-name="T232">75</text:span><text:span text:style-name="T233">, so we add it to the collection, which holds the prepared drinks, and we remove both quantities (</text:span><text:span text:style-name="T234">35</text:span><text:span text:style-name="T235"><text:s/>and<text:s/></text:span><text:span text:style-name="T236">40</text:span><text:span text:style-name="T237">) from the collections.</text:span></text:p>
            <text:p text:style-name="P39"><text:span text:style-name="T237">Next, we have<text:s/></text:span><text:span text:style-name="T238">100</text:span><text:span text:style-name="T239"><text:s/>+<text:s/></text:span><text:span text:style-name="T240">100</text:span><text:span text:style-name="T241"><text:s/>=<text:s/></text:span><text:span text:style-name="T242">200</text:span><text:span text:style-name="T243">. Those two quantities will be used for a<text:s/></text:span><text:span text:style-name="T244">Latte</text:span><text:span text:style-name="T245"><text:s/>drink and after that we remove them from the collections.</text:span></text:p>
            <text:p text:style-name="P39"><text:span text:style-name="T245">Next, we have<text:s/></text:span><text:span text:style-name="T246">27</text:span><text:span text:style-name="T247"><text:s/>+<text:s/></text:span><text:span text:style-name="T248">173</text:span><text:span text:style-name="T249"><text:s/>=<text:s/></text:span><text:span text:style-name="T250">200</text:span><text:span text:style-name="T251">. Those two quantities will be used for the<text:s/></text:span><text:span text:style-name="T252">Latte</text:span><text:span text:style-name="T253"><text:s/>drink again and after that we remove them from the collections.</text:span></text:p>
            <text:p text:style-name="P39"><text:span text:style-name="T253"/></text:p>
            <text:p text:style-name="P39"><text:span text:style-name="T253">Next, we have<text:s/></text:span><text:span text:style-name="T254">56</text:span><text:span text:style-name="T255"><text:s/>+<text:s/></text:span><text:span text:style-name="T256">144</text:span><text:span text:style-name="T257"><text:s/>=<text:s/></text:span><text:span text:style-name="T258">200</text:span><text:span text:style-name="T259">. Those two quantities will be used for the<text:s/></text:span><text:span text:style-name="T260">Latte</text:span><text:span text:style-name="T261"><text:s/>drink again and after that we remove them from the collections.</text:span></text:p>
            <text:p text:style-name="P39"><text:span text:style-name="T261">Next, we have<text:s/></text:span><text:span text:style-name="T262">30</text:span><text:span text:style-name="T263"><text:s/>+<text:s/></text:span><text:span text:style-name="T264">20</text:span><text:span text:style-name="T265"><text:s/>=<text:s/></text:span><text:span text:style-name="T266">50</text:span><text:span text:style-name="T267">, which is the<text:s/></text:span><text:span text:style-name="T268">Cortado</text:span><text:span text:style-name="T269"><text:s/>drink again. We remove the coffee and milk quantities.</text:span></text:p>
            <text:p text:style-name="P39"><text:span text:style-name="T269">Next, we have<text:s/></text:span><text:span text:style-name="T270">30</text:span><text:span text:style-name="T271"><text:s/>+<text:s/></text:span><text:span text:style-name="T272">45</text:span><text:span text:style-name="T273"><text:s/>=<text:s/></text:span><text:span text:style-name="T274">75</text:span><text:span text:style-name="T275">, which is the Espresso drink. We remove the coffee and milk quantities.</text:span></text:p>
            <text:p text:style-name="P39"><text:span text:style-name="T275">Finally, we have no more coffee and milk quantities, so we print the corresponding messages.</text:span><text:span text:style-name="T276"><text:s/></text:span><text:span text:style-name="T277"/></text:p>
          </table:table-cell>
        </table:table-row>
        <table:table-row table:style-name="TableRow0202">
          <table:table-cell table:style-name="TableCell020200">
            <text:p text:style-name="P41"><text:span text:style-name="T278">20</text:span><text:span text:style-name="T279">,<text:s/></text:span><text:span text:style-name="T280">1</text:span><text:span text:style-name="T281">,<text:s/></text:span><text:span text:style-name="T282">10</text:span><text:span text:style-name="T283">,<text:s/></text:span><text:span text:style-name="T284">16</text:span><text:span text:style-name="T285">,<text:s/></text:span><text:span text:style-name="T286">1</text:span><text:span text:style-name="T287">,<text:s/></text:span><text:span text:style-name="T288">5</text:span><text:span text:style-name="T289"/></text:p>
            <text:p text:style-name="P41"><text:span text:style-name="T290">205</text:span><text:span text:style-name="T291">,<text:s/></text:span><text:span text:style-name="T292">70</text:span><text:span text:style-name="T293">,<text:s/></text:span><text:span text:style-name="T294">30</text:span><text:span text:style-name="T295"/></text:p>
            <text:p text:style-name="P41"><text:span text:style-name="T296"/></text:p>
          </table:table-cell>
          <table:table-cell table:style-name="TableCell020201">
            <text:p text:style-name="P41"><text:span text:style-name="T297">Nina is going to win! She used all the coffee and milk!</text:span></text:p>
            <text:p text:style-name="P41"><text:span text:style-name="T297">Coffee left: none</text:span></text:p>
            <text:p text:style-name="P41"><text:span text:style-name="T297">Milk left: none</text:span></text:p>
            <text:p text:style-name="P41"><text:span text:style-name="T297">Latte: 1</text:span></text:p>
            <text:p text:style-name="P41"><text:span text:style-name="T297">Espresso: 1</text:span></text:p>
            <text:p text:style-name="P41"><text:span text:style-name="T297">Cortado: 1</text:span><text:span text:style-name="T298"/></text:p>
          </table:table-cell>
          <table:table-cell table:style-name="TableCell020202">
            <text:p text:style-name="P42"><text:span text:style-name="T298">First, we have<text:s/></text:span><text:span text:style-name="T299">20</text:span><text:span text:style-name="T300"><text:s/>+<text:s/></text:span><text:span text:style-name="T301">30</text:span><text:span text:style-name="T302"><text:s/>=<text:s/></text:span><text:span text:style-name="T303">50</text:span><text:span text:style-name="T304">. Nina makes a<text:s/></text:span><text:span text:style-name="T305">Cortado</text:span><text:span text:style-name="T306">, so we remove both quantities.</text:span></text:p>
            <text:p text:style-name="P42"><text:span text:style-name="T306">Next, we have<text:s/></text:span><text:span text:style-name="T307">1</text:span><text:span text:style-name="T308"><text:s/>+<text:s/></text:span><text:span text:style-name="T309">70</text:span><text:span text:style-name="T310"><text:s/>=<text:s/></text:span><text:span text:style-name="T311">71</text:span><text:span text:style-name="T312">. There isn't a drink which needs a total quantity of<text:s/></text:span><text:span text:style-name="T313">71</text:span><text:span text:style-name="T314">, so we remove the coffee quantity (</text:span><text:span text:style-name="T315">1</text:span><text:span text:style-name="T316">). After that we take the milk quantity (</text:span><text:span text:style-name="T317">70</text:span><text:span text:style-name="T318">), decrease it by<text:s/></text:span><text:span text:style-name="T319">5</text:span><text:span text:style-name="T320"><text:s/>and return it back to the collection. </text:span></text:p>
            <text:p text:style-name="P42"><text:span text:style-name="T320">Next, we have<text:s/></text:span><text:span text:style-name="T321">10</text:span><text:span text:style-name="T322"><text:s/>and</text:span><text:span text:style-name="T323"><text:s/></text:span><text:span text:style-name="T324">65</text:span><text:span text:style-name="T325"><text:s/>from the previous iteration (</text:span><text:span text:style-name="T326">70</text:span><text:span text:style-name="T327"><text:s/></text:span><text:span text:style-name="T328">–</text:span><text:span text:style-name="T329"><text:s/></text:span><text:span text:style-name="T330">5</text:span><text:span text:style-name="T331"><text:s/>=<text:s/></text:span><text:span text:style-name="T332">65</text:span><text:span text:style-name="T333">). Their sum is<text:s/></text:span><text:span text:style-name="T334">10</text:span><text:span text:style-name="T335"><text:s/>+<text:s/></text:span><text:span text:style-name="T336">65</text:span><text:span text:style-name="T337"><text:s/>=<text:s/></text:span><text:span text:style-name="T338">75</text:span><text:span text:style-name="T339">, so we use both of the quantities.</text:span></text:p>
            <text:p text:style-name="P42"><text:span text:style-name="T339">Next, we have<text:s/></text:span><text:span text:style-name="T340">16</text:span><text:span text:style-name="T341"><text:s/>+<text:s/></text:span><text:span text:style-name="T342">205</text:span><text:span text:style-name="T343"><text:s/>=<text:s/></text:span><text:span text:style-name="T344">201</text:span><text:span text:style-name="T345">. We remove the coffee quantity (</text:span><text:span text:style-name="T346">16</text:span><text:span text:style-name="T347">) and we decrease the milk quanitity by</text:span><text:span text:style-name="T348"><text:s/></text:span><text:span text:style-name="T349">5</text:span><text:span text:style-name="T350">. </text:span></text:p>
            <text:p text:style-name="P42"><text:span text:style-name="T350">Next, we have<text:s/></text:span><text:span text:style-name="T351">1</text:span><text:span text:style-name="T352"><text:s/>+<text:s/></text:span><text:span text:style-name="T353">200</text:span><text:span text:style-name="T354"><text:s/>=<text:s/></text:span><text:span text:style-name="T355">201</text:span><text:span text:style-name="T356">, so we remove the coffee quantity (</text:span><text:span text:style-name="T357">1</text:span><text:span text:style-name="T358">) and we decrease the milk quantity by<text:s/></text:span><text:span text:style-name="T359">5</text:span><text:span text:style-name="T360">.</text:span></text:p>
            <text:p text:style-name="P42"><text:span text:style-name="T360">Next, we have<text:s/></text:span><text:span text:style-name="T361">5</text:span><text:span text:style-name="T362"><text:s/>+<text:s/></text:span><text:span text:style-name="T363">195</text:span><text:span text:style-name="T364"><text:s/>=<text:s/></text:span><text:span text:style-name="T365">200</text:span><text:span text:style-name="T366">, so we remove both the coffee and the milk.</text:span></text:p>
            <text:p text:style-name="P42"><text:span text:style-name="T366">Finally, we print the corresponding message. </text:span></text:p>
          </table:table-cell>
        </table:table-row>
        <table:table-row table:style-name="TableRow0203">
          <table:table-cell table:style-name="TableCell020300">
            <text:p text:style-name="P44"><text:span text:style-name="T367">25</text:span><text:span text:style-name="T368">,<text:s/></text:span><text:span text:style-name="T369">50</text:span><text:span text:style-name="T370">,<text:s/></text:span><text:span text:style-name="T371">30</text:span><text:span text:style-name="T372"/></text:p>
            <text:p text:style-name="P44"><text:span text:style-name="T373">50</text:span><text:span text:style-name="T374">,<text:s/></text:span><text:span text:style-name="T375">25</text:span><text:span text:style-name="T376"/></text:p>
          </table:table-cell>
          <table:table-cell table:style-name="TableCell020301">
            <text:p text:style-name="P44"><text:span text:style-name="T377">Nina needs to exercise more! She didn't use all the coffee and milk!</text:span></text:p>
            <text:p text:style-name="P44"><text:span text:style-name="T377">Coffee left: 30</text:span></text:p>
            <text:p text:style-name="P44"><text:span text:style-name="T377">Milk left: none</text:span></text:p>
            <text:p text:style-name="P44"><text:span text:style-name="T377">Cortado: 1</text:span></text:p>
            <text:p text:style-name="P44"><text:span text:style-name="T377">Capuccino: 1</text:span><text:span text:style-name="T378"/></text:p>
          </table:table-cell>
          <table:table-cell table:style-name="TableCell020302">
            <text:p text:style-name="P45"><text:span text:style-name="T379">25</text:span><text:span text:style-name="T380"><text:s/>+<text:s/></text:span><text:span text:style-name="T381">25</text:span><text:span text:style-name="T382"><text:s text:c="2"/>=<text:s/></text:span><text:span text:style-name="T383">50</text:span><text:span text:style-name="T384"><text:s/></text:span><text:span text:style-name="T385">→</text:span><text:span text:style-name="T386"><text:s/></text:span><text:span text:style-name="T387">Cortado</text:span><text:span text:style-name="T388"/></text:p>
            <text:p text:style-name="P45"><text:span text:style-name="T389">50</text:span><text:span text:style-name="T390"><text:s/>+<text:s/></text:span><text:span text:style-name="T391">50</text:span><text:span text:style-name="T392"><text:s/>=<text:s/></text:span><text:span text:style-name="T393">100</text:span><text:span text:style-name="T394"><text:s/></text:span><text:span text:style-name="T395">→</text:span><text:span text:style-name="T396"><text:s/></text:span><text:span text:style-name="T397">Capuccino</text:span></text:p>
            <text:p text:style-name="P45"><text:span text:style-name="T398">30</text:span><text:span text:style-name="T399"><text:s/></text:span><text:span text:style-name="T400">is the only quantity left, so we print the corresponding message.</text:span></text:p>
          </table:table-cell>
        </table:table-row>
      </table:table>
      <text:p text:style-name="P47"><text:span text:style-name="T400"/></text:p>
      <text:p text:style-name="P48"><text:span text:style-name="T4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